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dom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dom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error_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null_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tringFieldTest_dom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StringFieldTest_dom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.test_error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dom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tringFieldTest_dom.test_error_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dom.test_error_rback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.test_error_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